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1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50.00%" fo:text-align="justify" fo:margin-left="28.40pt" fo:text-indent="-28.40pt" fo:margin-bottom="10.00pt"/>
    </style:style>
    <style:style style:name="P2" style:family="paragraph">
      <style:paragraph-properties fo:line-height="150.00%" fo:text-align="justify" fo:margin-left="28.40pt" fo:text-indent="-28.40pt"/>
    </style:style>
    <style:style style:name="P3" style:family="paragraph">
      <style:paragraph-properties fo:line-height="150.00%" fo:text-align="justify" fo:margin-left="28.40pt" fo:text-indent="-28.40pt" fo:margin-bottom="10.00pt"/>
    </style:style>
    <style:style style:name="P4" style:family="paragraph">
      <style:paragraph-properties fo:line-height="150.00%" fo:text-align="justify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50.00%" fo:text-align="justify" fo:margin-left="28.40pt" fo:text-indent="-28.40pt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50.00%" fo:text-align="justify" fo:margin-left="28.40pt" fo:text-indent="-28.40pt" fo:margin-bottom="10.00pt"/>
    </style:style>
    <style:style style:name="P9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Criptomoedas - Bitcoin</text:span></text:p>
      <text:p text:style-name="P1"><text:span text:style-name="T2">Vantagens :</text:span></text:p>
      <text:p text:style-name="P1"><text:span text:style-name="T2"><text:tab/>As critpomoedas têm uma vasta vantagem sobre as moedas físicas em diversos aspetos. Os mais relevantes são :</text:span></text:p>
      <text:p text:style-name="P1"><text:span text:style-name="T2">- Liberdade financeira </text:span></text:p>
      <text:p text:style-name="P1"><text:span text:style-name="T2">- Moeda descentralizada </text:span></text:p>
      <text:p text:style-name="P1"><text:span text:style-name="T2">- Menor número de taxas aplicadas</text:span></text:p>
      <text:p text:style-name="P1"><text:span text:style-name="T3"/></text:p>
      <text:p text:style-name="P1"><text:span text:style-name="T4">Sendo uma moeda descentralizada , por ser gerido por um software<text:s/></text:span><text:span text:style-name="T5">open source<text:s/></text:span><text:span text:style-name="T6">,<text:s/></text:span><text:span text:style-name="T7">Bitcoins are </text:span></text:p>
      <text:p text:style-name="P1"><text:span text:style-name="T7">stored in a file on a personal computer and access </text:span></text:p>
      <text:p text:style-name="P1"><text:span text:style-name="T7">to the file is not none other than the owner of the </text:span></text:p>
      <text:p text:style-name="P2"><text:span text:style-name="T7">file. Only the owner has keys that allow access to </text:span></text:p>
      <text:p text:style-name="P3"><text:span text:style-name="T7">Bitcoin and transfer them to other users through a </text:span></text:p>
      <text:p text:style-name="P3"><text:span text:style-name="T7">special<text:s text:c="2"/>open-source<text:s text:c="2"/>software,<text:s text:c="2"/>information<text:s text:c="2"/>about </text:span></text:p>
      <text:p text:style-name="P3"><text:span text:style-name="T7">which is freely available<text:s/></text:span><text:span text:style-name="T8">(</text:span><text:span text:style-name="T9">M.V. DANILINA, A.G. PODLINNOVA, A.S. SILAEV ,Moscow State University of Economics, Statistics and Informatics, Moscow)</text:span></text:p>
      <text:p text:style-name="P3"><text:span text:style-name="T10">O uso da moeda digital pretende que movimentos sejam realizados diretamente entre as pessoas sem que sejam obrigados a passar por terceiro comos bancos,<text:s/></text:span><text:span text:style-name="T11">No<text:s text:c="2"/>taxes<text:s text:c="2"/>and<text:s text:c="2"/>lower<text:s text:c="2"/>transaction<text:s text:c="2"/>fees:</text:span></text:p>
      <text:p text:style-name="P3"><text:span text:style-name="T11">Due<text:s text:c="2"/>to<text:s text:c="2"/>its<text:s text:c="2"/>decentralized<text:s text:c="2"/>nature<text:s text:c="2"/>and<text:s text:c="2"/>user<text:s text:c="2"/>anonymity,<text:s text:c="2"/>there<text:s text:c="2"/>is<text:s text:c="2"/>no<text:s text:c="2"/>viable</text:span></text:p>
      <text:p text:style-name="P3"><text:span text:style-name="T11">way to implement a Bitcoin taxation system<text:s/></text:span><text:span text:style-name="T12">(A Survey on Security and Privacy Issues of Bitcoin</text:span></text:p>
      <text:p text:style-name="P3"><text:span text:style-name="T12">Mauro Conti, Senior Member, IEEE, Sandeep Kumar E, Member, IEEE, Chhagan Lal, Member, IEEE, Sushmita Ruj, Senior Member, IEEE)</text:span></text:p>
      <text:p text:style-name="P4"><text:span text:style-name="T13">Além disto,<text:s text:c="2"/>a moeda é internacional o que significa que pode ser usada em qualquer parte do globo , sendo bem mais prático do que o câmbio de moeda, o que inclui taxas por sua vez. </text:span></text:p>
      <text:p text:style-name="P4"><text:span text:style-name="T14"/></text:p>
      <text:p text:style-name="P4"><text:span text:style-name="T15">A Bitcoin tem como objetivo substituir as moedas físicas e tornar o uso do dinheiro pragmático e acessível a todos .</text:span></text:p>
      <text:p text:style-name="P5"><text:span text:style-name="T16"/></text:p>
      <text:p text:style-name="P5"><text:span text:style-name="T17"><text:tab/>Fontes:</text:span></text:p>
      <text:p text:style-name="P5"><text:span text:style-name="T18"/></text:p>
      <text:p text:style-name="P6"><text:span text:style-name="T19">1-<text:s text:c="2"/></text:span><text:span text:style-name="T20">M.V. DANILINA, A.G. PODLINNOVA, A.S. SILAEV ,Moscow State University of Economics, Statistics and Informatics, Moscow)</text:span></text:p>
      <text:p text:style-name="P7"><text:a xlink:href="http://globaljournals.ru/assets/files/journals/global-scientific-potential/46/g-n-p-1(46)-main.pdf#page=101"><text:span text:style-name="T21">http://globaljournals.ru/assets/files/journals/global-scientific-potential/46/g-n-p-1(46)-main.pdf#page=101</text:span></text:a><text:span text:style-name="T22"><text:s/></text:span></text:p>
      <text:p text:style-name="P7"><text:span text:style-name="T23"/></text:p>
      <text:p text:style-name="P8"><text:span text:style-name="T24">2-<text:s/></text:span><text:span text:style-name="T25">A Survey on Security and Privacy Issues of Bitcoin</text:span></text:p>
      <text:p text:style-name="P8"><text:span text:style-name="T25">Mauro Conti, Senior Member, IEEE, Sandeep Kumar E, Member, IEEE, Chhagan Lal, Member, IEEE, Sushmita Ruj, Senior Member, IEEE)</text:span></text:p>
      <text:p text:style-name="P9"><text:span text:style-name="T26"><text:s/></text:span><text:a xlink:href="https://arxiv.org/pdf/1706.00916.pdf"><text:span text:style-name="T27">https://arxiv.org/pdf/1706.00916.pdf</text:span></text:a><text:span text:style-name="T28"/></text:p>
      <text:p text:style-name="P9"><text:span text:style-name="T29"/></text:p>
      <text:p text:style-name="P9"><text:span text:style-name="T29"/></text:p>
      <text:p text:style-name="P9"><text:span text:style-name="T2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